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<text:tab/><text:tab/>44<text:tab/><text:tab/>दो त्रिभुज हैं एक लाल और एक नीले रंग का छोटा त्रिभुज है</text:p>
      <text:p text:style-name="Standard">45<text:tab/><text:tab/>76<text:tab/><text:tab/>दोनो त्रिभुज अच्छे दोस्त लगते हैं</text:p>
      <text:p text:style-name="Standard">77<text:tab/><text:tab/>94<text:tab/><text:tab/>दोनो आपस में खेल रहे हैं</text:p>
      <text:p text:style-name="Standard">95<text:tab/><text:tab/>104</text:p>
      <text:p text:style-name="Standard">105<text:tab/><text:tab/>116<text:tab/><text:tab/>बड़ा त्रिभुज</text:p>
      <text:p text:style-name="Standard">117<text:tab/><text:tab/>126<text:tab/><text:tab/></text:p>
      <text:p text:style-name="Standard">127<text:tab/><text:tab/>143<text:tab/><text:tab/>अभी दोनो खेल रहे हैं आपस में</text:p>
      <text:p text:style-name="Standard">144<text:tab/><text:tab/>177<text:tab/><text:tab/>बड़ा त्रिभुज बाहर गया और बाहर घूम रहा है</text:p>
      <text:p text:style-name="Standard">178<text:tab/><text:tab/>208<text:tab/><text:tab/>उसे बाहर शायद अच्छा लगा जो भी लगा हो</text:p>
      <text:p text:style-name="Standard">209<text:tab/><text:tab/>215<text:tab/><text:tab/></text:p>
      <text:p text:style-name="Standard">216<text:tab/><text:tab/>262<text:tab/><text:tab/>अब वो छोटे त्रिभुज को बाहर ले जाने की कोशिश कर रहा है</text:p>
      <text:p text:style-name="Standard">263<text:tab/><text:tab/>291<text:tab/><text:tab/>लेकिन छोटा त्रिभुज शायद डर रहा है बाहर से</text:p>
      <text:p text:style-name="Standard">292<text:tab/><text:tab/>310<text:tab/><text:tab/>औ वो बाहर नही जाना चाहता </text:p>
      <text:p text:style-name="Standard">311<text:tab/><text:tab/>332<text:tab/><text:tab/></text:p>
      <text:p text:style-name="Standard">333<text:tab/><text:tab/>359<text:tab/><text:tab/>बड़ा त्रिभुज छोटे त्रिभुज को अलग अलग तरीक़ो से </text:p>
      <text:p text:style-name="Standard">360<text:tab/><text:tab/>392<text:tab/><text:tab/>अभी धक्का देकर उसे बाहर ले जाने की कोशिश कर रहा है</text:p>
      <text:p text:style-name="Standard">393<text:tab/><text:tab/>424<text:tab/><text:tab/>लेकिन छोटा त्रिभुज भी काफ़ी हठ कर रहा है</text:p>
      <text:p text:style-name="Standard">425<text:tab/><text:tab/>440<text:tab/><text:tab/>वो नही जाना चाहता </text:p>
      <text:p text:style-name="Standard">441<text:tab/><text:tab/>449</text:p>
      <text:p text:style-name="Standard">450<text:tab/><text:tab/>480<text:tab/><text:tab/>बड़े त्रिभुज ने उसे बाहर भगा दिया</text:p>
      <text:p text:style-name="Standard">481<text:tab/><text:tab/>517<text:tab/><text:tab/>और खुद दरवाजे पर खड़ा हो गया</text:p>
      <text:p text:style-name="Standard">518<text:tab/><text:tab/>530<text:tab/><text:tab/>ताकि वो अंदर ना आ पाए</text:p>
      <text:p text:style-name="Standard">531<text:tab/><text:tab/>547</text:p>
      <text:p text:style-name="Standard">548<text:tab/><text:tab/>575<text:tab/><text:tab/>छोटे त्रिभुज को भी शायद अब बाहर अच्छा लग रहा है </text:p>
      <text:p text:style-name="Standard">576<text:tab/><text:tab/>5598<text:tab/><text:tab/>और दोनो अब बाहर खेल रहे है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wakar Chauhan</meta:initial-creator>
    <meta:creation-date>2013-01-20T00:01:12</meta:creation-date>
    <meta:generator>LibreOffice/3.5$Linux_x86 LibreOffice_project/350m1$Build-2</meta:generator>
    <dc:date>2013-01-20T00:18:03</dc:date>
    <dc:creator>Diwakar Chauhan</dc:creator>
    <meta:editing-duration>PT5M58S</meta:editing-duration>
    <meta:editing-cycles>2</meta:editing-cycles>
    <meta:document-statistic meta:table-count="0" meta:image-count="0" meta:object-count="0" meta:page-count="1" meta:paragraph-count="25" meta:word-count="202" meta:character-count="680" meta:non-whitespace-character-count="449"/>
  </office:meta>
</office:document-meta>
</file>